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eConnectionFunction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ConnectionFunction.apply( Connection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ConnectionFunction.DelegateConnectionFunction( SqlProvider sql , Function &lt; Connection , R &gt;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